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c2c" officeooo:paragraph-rsid="0005ac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08:48:46.034288400</meta:creation-date>
    <dc:date>2026-03-04T08:50:25.072010000</dc:date>
    <meta:editing-duration>PT1M39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5.8.1.1$Windows_X86_64 LibreOffice_project/54047653041915e595ad4e45cccea684809c77b5</meta:generator>
  </office:meta>
</office:document-meta>
</file>